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background-color="transparent">
        <style:background-image/>
      </style:paragraph-properties>
      <style:text-properties fo:font-size="15pt" officeooo:rsid="000090c5" officeooo:paragraph-rsid="000090c5" style:font-size-asian="13.1000003814697pt" style:font-size-complex="15pt"/>
    </style:style>
    <style:style style:name="P2" style:family="paragraph" style:parent-style-name="Standard">
      <style:paragraph-properties fo:background-color="transparent">
        <style:background-image/>
      </style:paragraph-properties>
      <style:text-properties fo:font-size="15pt" officeooo:rsid="0001b654" officeooo:paragraph-rsid="0001b654" style:font-size-asian="13.1000003814697pt" style:font-size-complex="15pt"/>
    </style:style>
    <style:style style:name="T1" style:family="text">
      <style:text-properties officeooo:rsid="0001b654"/>
    </style:style>
    <style:style style:name="T2" style:family="text">
      <style:text-properties officeooo:rsid="0003e4b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r du också svårt veta hur man ska plugga? Då har vi appen för dig. Vi har <text:span text:style-name="T1">appen som</text:span> gör pluggningen till rena nöjet.</text:p>
      <text:p text:style-name="P1"/>
      <text:p text:style-name="P1">Att sitta och läsa en tråkig skolbok sida f<text:span text:style-name="T1">ör</text:span> sida gör dig skoltrött och du kan få svårt att lära dig</text:p>
      <text:p text:style-name="P1"/>
      <text:p text:style-name="P1">Forskning visar att hjärnan lär sig bäst genom bilder. Så istället för att ha en tråkig skolbok med en massa text, så sätter vi informationen i mindre bilder där du får välja frågorna själv. </text:p>
      <text:p text:style-name="P1"/>
      <text:p text:style-name="P1">Du kan fortsätta att läsa alla tråkiga böcker och spendera kvällarna på att plugga men nu har vi den ultimata lösningen. Du blir mindre skoltrött eftersom du spelar ett spel medans du lär dig. Då slipper du all onödig information i skolböckerna, då går det fortare att lära sig med flip-cards.</text:p>
      <text:p text:style-name="P1"/>
      <text:p text:style-name="P1">Du kan fortsätta med böckerna <text:span text:style-name="T1">och genomgångarna men då får du skylla dig själv när du blir skoltrött och hoppar av skolan som du kämpat så mycket för att komma in på.</text:span></text:p>
      <text:p text:style-name="P1"/>
      <text:p text:style-name="P2">Ladda hem våran app idag så kan ditt liv bli enklare redan nu.</text:p>
      <text:p text:style-name="P2">Ditt framtida jag kommer att tacka dig.</text:p>
      <text:p text:style-name="P2"/>
      <text:p text:style-name="P2">Flip-cards är en app som kan hjälpa dig med pluggningen. <text:span text:style-name="T2">Flip-Cards fungerar så att man skriver en in ett antal frågor. Man skriver också svaren till <text:s/>alla frågor <text:s/>och gissar vad svaren till frågorna är. När man har gissat så trycker man på kortet och då vänds kortet så att man ser svaret på andra sid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30T09:31:22.327459338</meta:creation-date>
    <dc:date>2015-06-30T10:11:10.432394449</dc:date>
    <meta:editing-duration>PT8M37S</meta:editing-duration>
    <meta:editing-cycles>2</meta:editing-cycles>
    <meta:generator>LibreOffice/4.2.8.2$Linux_X86_64 LibreOffice_project/420m0$Build-2</meta:generator>
    <meta:document-statistic meta:table-count="0" meta:image-count="0" meta:object-count="0" meta:page-count="1" meta:paragraph-count="8" meta:word-count="238" meta:character-count="1275" meta:non-whitespace-character-count="1042"/>
  </office:meta>
</office:document-meta>
</file>